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D000000DD000000DD3F0040E4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0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bcowzbudny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6" table:default-cell-style-name="Default"/>
        <table:table-row table:style-name="ro1">
          <table:table-cell table:style-name="ce1"/>
          <table:table-cell table:style-name="ce3" office:value-type="string">
            <text:p>Ustwiany prąd</text:p>
          </table:table-cell>
          <table:table-cell office:value-type="string">
            <text:p>Napięcie</text:p>
          </table:table-cell>
          <table:table-cell office:value-type="string">
            <text:p>Opór Rd</text:p>
          </table:table-cell>
          <table:table-cell/>
          <table:table-cell office:value-type="string">
            <text:p>prąd I</text:p>
          </table:table-cell>
          <table:table-cell office:value-type="string">
            <text:p>prędkość obr. n</text:p>
          </table:table-cell>
          <table:table-cell office:value-type="string">
            <text:p>I2=0.65A, U=180V, Rd=0</text:p>
          </table:table-cell>
        </table:table-row>
        <table:table-row table:style-name="ro1">
          <table:table-cell table:style-name="ce2"/>
          <table:table-cell office:value-type="float" office:value="0.65">
            <text:p>0,6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office:value-type="float" office:value="1.95">
            <text:p>1,95</text:p>
          </table:table-cell>
          <table:table-cell office:value-type="float" office:value="1342.5">
            <text:p>1342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41">
            <text:p>3,41</text:p>
          </table:table-cell>
          <table:table-cell office:value-type="float" office:value="1332.7">
            <text:p>1332,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.5">
            <text:p>4,5</text:p>
          </table:table-cell>
          <table:table-cell office:value-type="float" office:value="1328">
            <text:p>13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1">
            <text:p>7,1</text:p>
          </table:table-cell>
          <table:table-cell office:value-type="float" office:value="1315">
            <text:p>1315</text:p>
            <draw:frame table:end-cell-address="Obcowzbudny.O32" table:end-x="1.755cm" table:end-y="0.18cm" draw:z-index="0" draw:style-name="gr1" draw:text-style-name="P1" svg:width="20.196cm" svg:height="12.345cm" svg:x="1.216cm" svg:y="0.029cm">
              <draw:object draw:notify-on-update-of-ranges="Obcowzbudny.F1:Obcowzbudny.F1 Obcowzbudny.F2:Obcowzbudny.F6 Obcowzbudny.H1:Obcowzbudny.H1 Obcowzbudny.G2:Obcowzbudny.G6 Obcowzbudny.F9:Obcowzbudny.F13 Obcowzbudny.H8:Obcowzbudny.H8 Obcowzbudny.G9:Obcowzbudny.G13 Obcowzbudny.F17:Obcowzbudny.F21 Obcowzbudny.H16:Obcowzbudny.H16 Obcowzbudny.G17:Obcowzbudny.G21 Obcowzbudny.F25:Obcowzbudny.F29 Obcowzbudny.H24:Obcowzbudny.H24 Obcowzbudny.G25:Obcowzbudny.G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5"/>
          <table:table-cell office:value-type="float" office:value="13.7">
            <text:p>13,7</text:p>
          </table:table-cell>
          <table:table-cell office:value-type="float" office:value="1280">
            <text:p>128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>
            <text:p>Ustwiany prąd</text:p>
          </table:table-cell>
          <table:table-cell office:value-type="string">
            <text:p>Napięcie</text:p>
          </table:table-cell>
          <table:table-cell office:value-type="string">
            <text:p>Opór Rd</text:p>
          </table:table-cell>
          <table:table-cell/>
          <table:table-cell office:value-type="string">
            <text:p>prąd I</text:p>
          </table:table-cell>
          <table:table-cell office:value-type="string">
            <text:p>prędkość obr. n</text:p>
          </table:table-cell>
          <table:table-cell office:value-type="string">
            <text:p>I2=0.65A, U=180V, Rd&gt;0</text:p>
          </table:table-cell>
        </table:table-row>
        <table:table-row table:style-name="ro1">
          <table:table-cell/>
          <table:table-cell office:value-type="float" office:value="0.65">
            <text:p>0,65</text:p>
          </table:table-cell>
          <table:table-cell office:value-type="float" office:value="180">
            <text:p>180</text:p>
          </table:table-cell>
          <table:table-cell office:value-type="string">
            <text:p>&gt;0</text:p>
          </table:table-cell>
          <table:table-cell/>
          <table:table-cell office:value-type="float" office:value="1.95">
            <text:p>1,95</text:p>
          </table:table-cell>
          <table:table-cell office:value-type="float" office:value="1306">
            <text:p>13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46">
            <text:p>3,46</text:p>
          </table:table-cell>
          <table:table-cell office:value-type="float" office:value="1260">
            <text:p>126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.08">
            <text:p>5,08</text:p>
          </table:table-cell>
          <table:table-cell office:value-type="float" office:value="1211.5">
            <text:p>1211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67">
            <text:p>7,67</text:p>
          </table:table-cell>
          <table:table-cell office:value-type="float" office:value="1137.5">
            <text:p>1137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.3">
            <text:p>11,3</text:p>
          </table:table-cell>
          <table:table-cell office:value-type="float" office:value="1037">
            <text:p>103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 office:value-type="string">
            <text:p>Ustwiany prąd</text:p>
          </table:table-cell>
          <table:table-cell office:value-type="string">
            <text:p>Napięcie</text:p>
          </table:table-cell>
          <table:table-cell office:value-type="string">
            <text:p>Opór Rd</text:p>
          </table:table-cell>
          <table:table-cell/>
          <table:table-cell office:value-type="string">
            <text:p>prąd I</text:p>
          </table:table-cell>
          <table:table-cell office:value-type="string">
            <text:p>prędkość obr. n</text:p>
          </table:table-cell>
          <table:table-cell office:value-type="string">
            <text:p>I2=0.6A, U=180V, Rd=0</text:p>
          </table:table-cell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387">
            <text:p>1387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7">
            <text:p>3,7</text:p>
          </table:table-cell>
          <table:table-cell office:value-type="float" office:value="1374">
            <text:p>13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.17">
            <text:p>5,17</text:p>
          </table:table-cell>
          <table:table-cell office:value-type="float" office:value="1364">
            <text:p>13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8.47">
            <text:p>8,47</text:p>
          </table:table-cell>
          <table:table-cell office:value-type="float" office:value="1344">
            <text:p>13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.5">
            <text:p>14,5</text:p>
          </table:table-cell>
          <table:table-cell office:value-type="float" office:value="1314">
            <text:p>131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 office:value-type="string">
            <text:p>Ustwiany prąd</text:p>
          </table:table-cell>
          <table:table-cell office:value-type="string">
            <text:p>Napięcie</text:p>
          </table:table-cell>
          <table:table-cell office:value-type="string">
            <text:p>Opór Rd</text:p>
          </table:table-cell>
          <table:table-cell/>
          <table:table-cell office:value-type="string">
            <text:p>prąd I</text:p>
          </table:table-cell>
          <table:table-cell office:value-type="string">
            <text:p>prędkość obr. n</text:p>
          </table:table-cell>
          <table:table-cell office:value-type="string">
            <text:p>I2=0.65A, U=150V, Rd=0</text:p>
          </table:table-cell>
        </table:table-row>
        <table:table-row table:style-name="ro1">
          <table:table-cell/>
          <table:table-cell office:value-type="float" office:value="0.65">
            <text:p>0,6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float" office:value="1.75">
            <text:p>1,75</text:p>
          </table:table-cell>
          <table:table-cell office:value-type="float" office:value="1120">
            <text:p>1120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95">
            <text:p>2,95</text:p>
          </table:table-cell>
          <table:table-cell office:value-type="float" office:value="1110">
            <text:p>11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.9">
            <text:p>4,9</text:p>
          </table:table-cell>
          <table:table-cell office:value-type="float" office:value="1097">
            <text:p>10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25">
            <text:p>7,25</text:p>
          </table:table-cell>
          <table:table-cell office:value-type="float" office:value="1083">
            <text:p>108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.6">
            <text:p>11,6</text:p>
          </table:table-cell>
          <table:table-cell office:value-type="float" office:value="1062">
            <text:p>1062</text:p>
          </table:table-cell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zeregowy" table:style-name="ta1" table:print="false">
        <table:table-column table:style-name="co1" table:number-columns-repeated="8" table:default-cell-style-name="Default"/>
        <table:table-row table:style-name="ro1">
          <table:table-cell table:style-name="ce4" office:value-type="string">
            <text:p>Napięcie</text:p>
          </table:table-cell>
          <table:table-cell table:style-name="ce4" office:value-type="string">
            <text:p>Opór Rd</text:p>
          </table:table-cell>
          <table:table-cell/>
          <table:table-cell office:value-type="string">
            <text:p>prąd I</text:p>
          </table:table-cell>
          <table:table-cell office:value-type="string">
            <text:p>prędkość n</text:p>
          </table:table-cell>
          <table:table-cell office:value-type="string">
            <text:p>U=150V, Rd=0</text:p>
          </table:table-cell>
          <table:table-cell table:number-columns-repeated="2"/>
        </table:table-row>
        <table:table-row table:style-name="ro1"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/>
          <table:table-cell office:value-type="float" office:value="10.1">
            <text:p>10,1</text:p>
          </table:table-cell>
          <table:table-cell office:value-type="float" office:value="1923">
            <text:p>19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4">
            <text:p>11,4</text:p>
          </table:table-cell>
          <table:table-cell office:value-type="float" office:value="1744">
            <text:p>17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8">
            <text:p>12,8</text:p>
          </table:table-cell>
          <table:table-cell office:value-type="float" office:value="1577">
            <text:p>1577</text:p>
          </table:table-cell>
          <table:table-cell table:number-columns-repeated="2"/>
          <table:table-cell>
            <draw:frame table:end-cell-address="Szeregowy.O24" table:end-x="2.23cm" table:end-y="0.142cm" draw:z-index="0" draw:style-name="gr1" draw:text-style-name="P1" svg:width="16.012cm" svg:height="8.977cm" svg:x="2.025cm" svg:y="0.198cm">
              <draw:object draw:notify-on-update-of-ranges="Szeregowy.D2:Szeregowy.D6 Szeregowy.F1:Szeregowy.F1 Szeregowy.E2:Szeregowy.E6 Szeregowy.D13:Szeregowy.D17 Szeregowy.F12:Szeregowy.F12 Szeregowy.E13:Szeregowy.E17 Szeregowy.D23:Szeregowy.D27 Szeregowy.F22:Szeregowy.F22 Szeregowy.E23:Szeregowy.E2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380">
            <text:p>13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7">
            <text:p>18,7</text:p>
          </table:table-cell>
          <table:table-cell office:value-type="float" office:value="1172">
            <text:p>1172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4" office:value-type="string">
            <text:p>Napięcie</text:p>
          </table:table-cell>
          <table:table-cell table:style-name="ce4" office:value-type="string">
            <text:p>Opór Rd</text:p>
          </table:table-cell>
          <table:table-cell/>
          <table:table-cell office:value-type="string">
            <text:p>prąd I</text:p>
          </table:table-cell>
          <table:table-cell office:value-type="string">
            <text:p>prędkość n</text:p>
          </table:table-cell>
          <table:table-cell office:value-type="string">
            <text:p>U=150V, Rd&gt;0</text:p>
          </table:table-cell>
          <table:table-cell table:number-columns-repeated="2"/>
        </table:table-row>
        <table:table-row table:style-name="ro1">
          <table:table-cell table:style-name="ce4" office:value-type="float" office:value="150">
            <text:p>150</text:p>
          </table:table-cell>
          <table:table-cell table:style-name="ce4" office:value-type="string">
            <text:p>&gt;0</text:p>
          </table:table-cell>
          <table:table-cell/>
          <table:table-cell office:value-type="float" office:value="9.5">
            <text:p>9,5</text:p>
          </table:table-cell>
          <table:table-cell office:value-type="float" office:value="1586">
            <text:p>15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8">
            <text:p>10,8</text:p>
          </table:table-cell>
          <table:table-cell office:value-type="float" office:value="1358">
            <text:p>13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199">
            <text:p>11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5">
            <text:p>13,5</text:p>
          </table:table-cell>
          <table:table-cell office:value-type="float" office:value="1042">
            <text:p>10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65">
            <text:p>15,65</text:p>
          </table:table-cell>
          <table:table-cell office:value-type="float" office:value="866">
            <text:p>866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4" office:value-type="string">
            <text:p>Napięcie</text:p>
          </table:table-cell>
          <table:table-cell table:style-name="ce4" office:value-type="string">
            <text:p>Opór Rd</text:p>
          </table:table-cell>
          <table:table-cell/>
          <table:table-cell office:value-type="string">
            <text:p>prąd I</text:p>
          </table:table-cell>
          <table:table-cell office:value-type="string">
            <text:p>prędkość n</text:p>
          </table:table-cell>
          <table:table-cell office:value-type="string">
            <text:p>U=120V, Rd=0</text:p>
          </table:table-cell>
          <table:table-cell table:number-columns-repeated="2"/>
        </table:table-row>
        <table:table-row table:style-name="ro1"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/>
          <table:table-cell office:value-type="float" office:value="8.7">
            <text:p>8,7</text:p>
          </table:table-cell>
          <table:table-cell office:value-type="float" office:value="1695">
            <text:p>16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">
            <text:p>9,5</text:p>
          </table:table-cell>
          <table:table-cell office:value-type="float" office:value="1578">
            <text:p>15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7">
            <text:p>10,7</text:p>
          </table:table-cell>
          <table:table-cell office:value-type="float" office:value="1417">
            <text:p>14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9">
            <text:p>12,9</text:p>
          </table:table-cell>
          <table:table-cell office:value-type="float" office:value="1213">
            <text:p>12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5">
            <text:p>15,5</text:p>
          </table:table-cell>
          <table:table-cell office:value-type="float" office:value="1047">
            <text:p>1047</text:p>
          </table:table-cell>
          <table:table-cell table:number-columns-repeated="3"/>
        </table:table-row>
      </table:table>
      <table:table table:name="Rozruchowe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rąd I</text:p>
          </table:table-cell>
          <table:table-cell office:value-type="string">
            <text:p>moment T</text:p>
          </table:table-cell>
          <table:table-cell table:number-columns-repeated="2"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7.12">
            <text:p>7,12</text:p>
          </table:table-cell>
          <table:table-cell/>
          <table:table-cell>
            <draw:frame table:end-cell-address="Rozruchowe.L29" table:end-x="0.147cm" table:end-y="0.396cm" draw:z-index="0" draw:style-name="gr1" draw:text-style-name="P1" svg:width="16.511cm" svg:height="12.364cm" svg:x="1.701cm" svg:y="0.226cm">
              <draw:object draw:notify-on-update-of-ranges="Rozruchowe.B1:Rozruchowe.B1 Rozruchowe.A2:Rozruchowe.A11 Rozruchowe.B2:Rozruchowe.B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8.1">
            <text:p>8,1</text:p>
          </table:table-cell>
          <table:table-cell table:number-columns-repeated="2"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4">
            <text:p>10,4</text:p>
          </table:table-cell>
          <table:table-cell table:number-columns-repeated="2"/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12.8">
            <text:p>12,8</text:p>
          </table:table-cell>
          <table:table-cell table:number-columns-repeated="2"/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14.2">
            <text:p>14,2</text:p>
          </table:table-cell>
          <table:table-cell table:number-columns-repeated="2"/>
        </table:table-row>
        <table:table-row table:style-name="ro1">
          <table:table-cell office:value-type="float" office:value="14.6">
            <text:p>14,6</text:p>
          </table:table-cell>
          <table:table-cell office:value-type="float" office:value="15.6">
            <text:p>15,6</text:p>
          </table:table-cell>
          <table:table-cell table:number-columns-repeated="2"/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8.1">
            <text:p>18,1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0.4">
            <text:p>20,4</text:p>
          </table:table-cell>
          <table:table-cell office:value-type="float" office:value="19.9">
            <text:p>19,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1.04.2015</text:date>, <text:time>14:48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2:52:55.78</meta:creation-date>
    <meta:generator>OpenOffice/4.0.1$Win32 OpenOffice.org_project/401m5$Build-9714</meta:generator>
    <dc:date>2015-04-01T14:48:16.32</dc:date>
    <meta:editing-duration>PT1H16M33S</meta:editing-duration>
    <meta:editing-cycles>3</meta:editing-cycles>
    <meta:document-statistic meta:table-count="3" meta:cell-count="1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.7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maximum="1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draw:stroke-dash="Ultrafine_20_Dashed"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/>
      <style:graphic-properties svg:stroke-width="0.03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3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7cm" svg:height="12.346cm" xlink:href=".." xlink:type="simple" chart:class="chart:scatter" chart:style-name="ch1">
        <chart:title svg:x="4.802cm" svg:y="0.382cm" chart:style-name="ch2">
          <text:p>Charakterystyka mechaniczna silnika obcowzbudnego</text:p>
        </chart:title>
        <chart:legend chart:legend-position="end" svg:x="14.99cm" svg:y="5.075cm" style:legend-expansion="high" chart:style-name="ch3"/>
        <chart:plot-area chart:style-name="ch4" table:cell-range-address="Obcowzbudny.F1:Obcowzbudny.F6 Obcowzbudny.H1:Obcowzbudny.H1 Obcowzbudny.G2:Obcowzbudny.G6 Obcowzbudny.H8:Obcowzbudny.H8 Obcowzbudny.G9:Obcowzbudny.G13 Obcowzbudny.H16:Obcowzbudny.H16 Obcowzbudny.G17:Obcowzbudny.G21 Obcowzbudny.H24:Obcowzbudny.H24 Obcowzbudny.G25:Obcowzbudny.G29" chart:data-source-has-labels="both" svg:x="1.441cm" svg:y="1.899cm" svg:width="12.743cm" svg:height="9.193cm">
          <chartooo:coordinate-region svg:x="2.433cm" svg:y="2.111cm" svg:width="11.326cm" svg:height="8.308cm"/>
          <chart:axis chart:dimension="x" chart:name="primary-x" chart:style-name="ch5" chartooo:axis-type="auto">
            <chart:title svg:x="7.133cm" svg:y="11.339cm" chart:style-name="ch6">
              <text:p>prąd I [A]</text:p>
            </chart:title>
            <chart:categories table:cell-range-address="Obcowzbudny.F1:Obcowzbudny.F1"/>
          </chart:axis>
          <chart:axis chart:dimension="y" chart:name="primary-y" chart:style-name="ch7">
            <chart:title svg:x="0.451cm" svg:y="8.828cm" chart:style-name="ch8">
              <text:p>prędkość obrotowa n [obr./min.]</text:p>
            </chart:title>
            <chart:grid chart:style-name="ch9" chart:class="major"/>
          </chart:axis>
          <chart:series chart:style-name="ch10" chart:values-cell-range-address="Obcowzbudny.G2:Obcowzbudny.G6" chart:label-cell-address="Obcowzbudny.H1:Obcowzbudny.H1" chart:class="chart:scatter">
            <chart:domain table:cell-range-address="Obcowzbudny.F2:Obcowzbudny.F6"/>
            <chart:data-point chart:repeated="5"/>
          </chart:series>
          <chart:series chart:style-name="ch11" chart:values-cell-range-address="Obcowzbudny.G9:Obcowzbudny.G13" chart:label-cell-address="Obcowzbudny.H8:Obcowzbudny.H8" chart:class="chart:scatter">
            <chart:domain table:cell-range-address="Obcowzbudny.F9:Obcowzbudny.F13"/>
            <chart:data-point chart:repeated="5"/>
          </chart:series>
          <chart:series chart:style-name="ch12" chart:values-cell-range-address="Obcowzbudny.G17:Obcowzbudny.G21" chart:label-cell-address="Obcowzbudny.H16:Obcowzbudny.H16" chart:class="chart:scatter">
            <chart:domain table:cell-range-address="Obcowzbudny.F17:Obcowzbudny.F21"/>
            <chart:data-point chart:repeated="5"/>
          </chart:series>
          <chart:series chart:style-name="ch13" chart:values-cell-range-address="Obcowzbudny.G25:Obcowzbudny.G29" chart:label-cell-address="Obcowzbudny.H24:Obcowzbudny.H24" chart:class="chart:scatter">
            <chart:domain table:cell-range-address="Obcowzbudny.F25:Obcowzbudny.F2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I2=0.65A, U=180V, Rd=0</text:p>
                <draw:g>
                  <svg:desc>Obcowzbudny.H1:Obcowzbudny.H1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5A, U=180V, Rd&gt;0</text:p>
                <draw:g>
                  <svg:desc>Obcowzbudny.H8:Obcowzbudny.H8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A, U=180V, Rd=0</text:p>
                <draw:g>
                  <svg:desc>Obcowzbudny.H16:Obcowzbudny.H16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5A, U=150V, Rd=0</text:p>
                <draw:g>
                  <svg:desc>Obcowzbudny.H24:Obcowzbudny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ąd I</text:p>
                <draw:g>
                  <svg:desc>Obcowzbudny.F1:Obcowzbudny.F1</svg:desc>
                </draw:g>
              </table:table-cell>
              <table:table-cell office:value-type="float" office:value="1.95">
                <text:p>1.95</text:p>
                <draw:g>
                  <svg:desc>Obcowzbudny.F2:Obcowzbudny.F6</svg:desc>
                </draw:g>
              </table:table-cell>
              <table:table-cell office:value-type="float" office:value="1342.5">
                <text:p>1342.5</text:p>
                <draw:g>
                  <svg:desc>Obcowzbudny.G2:Obcowzbudny.G6</svg:desc>
                </draw:g>
              </table:table-cell>
              <table:table-cell office:value-type="float" office:value="1.95">
                <text:p>1.95</text:p>
                <draw:g>
                  <svg:desc>Obcowzbudny.F9:Obcowzbudny.F13</svg:desc>
                </draw:g>
              </table:table-cell>
              <table:table-cell office:value-type="float" office:value="1306">
                <text:p>1306</text:p>
                <draw:g>
                  <svg:desc>Obcowzbudny.G9:Obcowzbudny.G13</svg:desc>
                </draw:g>
              </table:table-cell>
              <table:table-cell office:value-type="float" office:value="2">
                <text:p>2</text:p>
                <draw:g>
                  <svg:desc>Obcowzbudny.F17:Obcowzbudny.F21</svg:desc>
                </draw:g>
              </table:table-cell>
              <table:table-cell office:value-type="float" office:value="1387">
                <text:p>1387</text:p>
                <draw:g>
                  <svg:desc>Obcowzbudny.G17:Obcowzbudny.G21</svg:desc>
                </draw:g>
              </table:table-cell>
              <table:table-cell office:value-type="float" office:value="1.75">
                <text:p>1.75</text:p>
                <draw:g>
                  <svg:desc>Obcowzbudny.F25:Obcowzbudny.F29</svg:desc>
                </draw:g>
              </table:table-cell>
              <table:table-cell office:value-type="float" office:value="1120">
                <text:p>1120</text:p>
                <draw:g>
                  <svg:desc>Obcowzbudny.G25:Obcowzbudny.G29</svg:desc>
                </draw:g>
              </table:table-cell>
            </table:table-row>
            <table:table-row>
              <table:table-cell office:value-type="string"/>
              <table:table-cell office:value-type="float" office:value="3.41">
                <text:p>3.41</text:p>
              </table:table-cell>
              <table:table-cell office:value-type="float" office:value="1332.7">
                <text:p>1332.7</text:p>
              </table:table-cell>
              <table:table-cell office:value-type="float" office:value="3.46">
                <text:p>3.46</text:p>
              </table:table-cell>
              <table:table-cell office:value-type="float" office:value="1260">
                <text:p>1260</text:p>
              </table:table-cell>
              <table:table-cell office:value-type="float" office:value="3.7">
                <text:p>3.7</text:p>
              </table:table-cell>
              <table:table-cell office:value-type="float" office:value="1374">
                <text:p>1374</text:p>
              </table:table-cell>
              <table:table-cell office:value-type="float" office:value="2.95">
                <text:p>2.9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1328">
                <text:p>1328</text:p>
              </table:table-cell>
              <table:table-cell office:value-type="float" office:value="5.08">
                <text:p>5.08</text:p>
              </table:table-cell>
              <table:table-cell office:value-type="float" office:value="1211.5">
                <text:p>1211.5</text:p>
              </table:table-cell>
              <table:table-cell office:value-type="float" office:value="5.17">
                <text:p>5.17</text:p>
              </table:table-cell>
              <table:table-cell office:value-type="float" office:value="1364">
                <text:p>1364</text:p>
              </table:table-cell>
              <table:table-cell office:value-type="float" office:value="4.9">
                <text:p>4.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1315">
                <text:p>1315</text:p>
              </table:table-cell>
              <table:table-cell office:value-type="float" office:value="7.67">
                <text:p>7.67</text:p>
              </table:table-cell>
              <table:table-cell office:value-type="float" office:value="1137.5">
                <text:p>1137.5</text:p>
              </table:table-cell>
              <table:table-cell office:value-type="float" office:value="8.47">
                <text:p>8.47</text:p>
              </table:table-cell>
              <table:table-cell office:value-type="float" office:value="1344">
                <text:p>1344</text:p>
              </table:table-cell>
              <table:table-cell office:value-type="float" office:value="7.25">
                <text:p>7.2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/>
              <table:table-cell office:value-type="float" office:value="13.7">
                <text:p>13.7</text:p>
              </table:table-cell>
              <table:table-cell office:value-type="float" office:value="1280">
                <text:p>1280</text:p>
              </table:table-cell>
              <table:table-cell office:value-type="float" office:value="11.3">
                <text:p>11.3</text:p>
              </table:table-cell>
              <table:table-cell office:value-type="float" office:value="1037">
                <text:p>1037</text:p>
              </table:table-cell>
              <table:table-cell office:value-type="float" office:value="14.5">
                <text:p>14.5</text:p>
              </table:table-cell>
              <table:table-cell office:value-type="float" office:value="1314">
                <text:p>1314</text:p>
              </table:table-cell>
              <table:table-cell office:value-type="float" office:value="11.6">
                <text:p>11.6</text:p>
              </table:table-cell>
              <table:table-cell office:value-type="float" office:value="1062">
                <text:p>1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8.5" chart:maximum="1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0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8.978cm" xlink:href=".." xlink:type="simple" chart:class="chart:scatter" chart:style-name="ch1">
        <chart:title svg:x="3.001cm" svg:y="0.315cm" chart:style-name="ch2">
          <text:p>Charakterystyka mechaniczna silnika szeregowego</text:p>
        </chart:title>
        <chart:legend chart:legend-position="end" svg:x="12.394cm" svg:y="3.653cm" style:legend-expansion="high" chart:style-name="ch3"/>
        <chart:plot-area chart:style-name="ch4" table:cell-range-address="Szeregowy.D2:Szeregowy.E6 Szeregowy.F1:Szeregowy.F1 Szeregowy.F12:Szeregowy.F12 Szeregowy.E13:Szeregowy.E17 Szeregowy.F22:Szeregowy.F22 Szeregowy.E23:Szeregowy.E27" chart:data-source-has-labels="row" svg:x="1.358cm" svg:y="1.631cm" svg:width="10.396cm" svg:height="6.16cm">
          <chartooo:coordinate-region svg:x="2.35cm" svg:y="1.843cm" svg:width="9.404cm" svg:height="5.275cm"/>
          <chart:axis chart:dimension="x" chart:name="primary-x" chart:style-name="ch5">
            <chart:title svg:x="5.864cm" svg:y="7.971cm" chart:style-name="ch6">
              <text:p>Prąd I [A]</text:p>
            </chart:title>
          </chart:axis>
          <chart:axis chart:dimension="y" chart:name="primary-y" chart:style-name="ch7">
            <chart:title svg:x="0.451cm" svg:y="7.057cm" chart:style-name="ch8">
              <text:p>Prędkość obrotowa n [obr./min.]</text:p>
            </chart:title>
            <chart:grid chart:style-name="ch9" chart:class="major"/>
          </chart:axis>
          <chart:series chart:style-name="ch10" chart:values-cell-range-address="Szeregowy.E2:Szeregowy.E6" chart:label-cell-address="Szeregowy.F1:Szeregowy.F1" chart:class="chart:scatter">
            <chart:domain table:cell-range-address="Szeregowy.D2:Szeregowy.D6"/>
            <chart:data-point chart:repeated="5"/>
          </chart:series>
          <chart:series chart:style-name="ch11" chart:values-cell-range-address="Szeregowy.E13:Szeregowy.E17" chart:label-cell-address="Szeregowy.F12:Szeregowy.F12" chart:class="chart:scatter">
            <chart:domain table:cell-range-address="Szeregowy.D13:Szeregowy.D17"/>
            <chart:data-point chart:repeated="5"/>
          </chart:series>
          <chart:series chart:style-name="ch12" chart:values-cell-range-address="Szeregowy.E23:Szeregowy.E27" chart:label-cell-address="Szeregowy.F22:Szeregowy.F22" chart:class="chart:scatter">
            <chart:domain table:cell-range-address="Szeregowy.D23:Szeregowy.D27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U=150V, Rd=0</text:p>
                <draw:g>
                  <svg:desc>Szeregowy.F1:Szeregowy.F1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=150V, Rd&gt;0</text:p>
                <draw:g>
                  <svg:desc>Szeregowy.F12:Szeregowy.F12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=120V, Rd=0</text:p>
                <draw:g>
                  <svg:desc>Szeregowy.F22:Szeregowy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Szeregowy.D2:Szeregowy.D6</svg:desc>
                </draw:g>
              </table:table-cell>
              <table:table-cell office:value-type="float" office:value="1923">
                <text:p>1923</text:p>
                <draw:g>
                  <svg:desc>Szeregowy.E2:Szeregowy.E6</svg:desc>
                </draw:g>
              </table:table-cell>
              <table:table-cell office:value-type="float" office:value="9.5">
                <text:p>9.5</text:p>
                <draw:g>
                  <svg:desc>Szeregowy.D13:Szeregowy.D17</svg:desc>
                </draw:g>
              </table:table-cell>
              <table:table-cell office:value-type="float" office:value="1586">
                <text:p>1586</text:p>
                <draw:g>
                  <svg:desc>Szeregowy.E13:Szeregowy.E17</svg:desc>
                </draw:g>
              </table:table-cell>
              <table:table-cell office:value-type="float" office:value="8.7">
                <text:p>8.7</text:p>
                <draw:g>
                  <svg:desc>Szeregowy.D23:Szeregowy.D27</svg:desc>
                </draw:g>
              </table:table-cell>
              <table:table-cell office:value-type="float" office:value="1695">
                <text:p>1695</text:p>
                <draw:g>
                  <svg:desc>Szeregowy.E23:Szeregowy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">
                <text:p>11.4</text:p>
              </table:table-cell>
              <table:table-cell office:value-type="float" office:value="1744">
                <text:p>1744</text:p>
              </table:table-cell>
              <table:table-cell office:value-type="float" office:value="10.8">
                <text:p>10.8</text:p>
              </table:table-cell>
              <table:table-cell office:value-type="float" office:value="1358">
                <text:p>1358</text:p>
              </table:table-cell>
              <table:table-cell office:value-type="float" office:value="9.5">
                <text:p>9.5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">
                <text:p>12.8</text:p>
              </table:table-cell>
              <table:table-cell office:value-type="float" office:value="1577">
                <text:p>1577</text:p>
              </table:table-cell>
              <table:table-cell office:value-type="float" office:value="12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10.7">
                <text:p>10.7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380">
                <text:p>1380</text:p>
              </table:table-cell>
              <table:table-cell office:value-type="float" office:value="13.5">
                <text:p>13.5</text:p>
              </table:table-cell>
              <table:table-cell office:value-type="float" office:value="1042">
                <text:p>1042</text:p>
              </table:table-cell>
              <table:table-cell office:value-type="float" office:value="12.9">
                <text:p>12.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7">
                <text:p>18.7</text:p>
              </table:table-cell>
              <table:table-cell office:value-type="float" office:value="1172">
                <text:p>1172</text:p>
              </table:table-cell>
              <table:table-cell office:value-type="float" office:value="15.65">
                <text:p>15.65</text:p>
              </table:table-cell>
              <table:table-cell office:value-type="float" office:value="866">
                <text:p>866</text:p>
              </table:table-cell>
              <table:table-cell office:value-type="float" office:value="15.5">
                <text:p>15.5</text:p>
              </table:table-cell>
              <table:table-cell office:value-type="float" office:value="1047">
                <text:p>1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regression-type="linear">
        <chart:symbol-image xlink:href="Pictures/2000000D000000DD000000DD3F0040E4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width="0.05cm" svg:stroke-color="#ff00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12cm" svg:height="12.365cm" xlink:href=".." xlink:type="simple" chart:class="chart:scatter" chart:style-name="ch1">
        <chart:title svg:x="5.117cm" svg:y="0.383cm" chart:style-name="ch2">
          <text:p>Chrakterystyka rozruchowa T(I)</text:p>
        </chart:title>
        <chart:plot-area chart:style-name="ch3" table:cell-range-address="Rozruchowe.B1:Rozruchowe.B11 Rozruchowe.A2:Rozruchowe.A11" chart:data-source-has-labels="column" svg:x="1.368cm" svg:y="1.903cm" svg:width="14.484cm" svg:height="9.207cm">
          <chartooo:coordinate-region svg:x="1.989cm" svg:y="2.115cm" svg:width="13.677cm" svg:height="8.322cm"/>
          <chart:axis chart:dimension="x" chart:name="primary-x" chart:style-name="ch4" chartooo:axis-type="auto">
            <chart:title svg:x="7.931cm" svg:y="11.358cm" chart:style-name="ch5">
              <text:p>prąd I [A]</text:p>
            </chart:title>
            <chart:categories table:cell-range-address="Rozruchowe.B1:Rozruchowe.B1"/>
          </chart:axis>
          <chart:axis chart:dimension="y" chart:name="primary-y" chart:style-name="ch4">
            <chart:title svg:x="0.451cm" svg:y="7.688cm" chart:style-name="ch6">
              <text:p>moment T [Nm]</text:p>
            </chart:title>
            <chart:grid chart:style-name="ch7" chart:class="major"/>
          </chart:axis>
          <chart:series chart:style-name="ch8" chart:values-cell-range-address="Rozruchowe.B2:Rozruchowe.B11" chart:class="chart:scatter">
            <chart:domain table:cell-range-address="Rozruchowe.A2:Rozruchowe.A11"/>
            <chart:regression-curve chart:style-name="ch9">
              <chart:equation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moment T</text:p>
                <draw:g>
                  <svg:desc>Rozruchowe.B1:Rozruchowe.B1</svg:desc>
                </draw:g>
              </table:table-cell>
              <table:table-cell office:value-type="float" office:value="4.3">
                <text:p>4.3</text:p>
                <draw:g>
                  <svg:desc>Rozruchowe.A2:Rozruchowe.A11</svg:desc>
                </draw:g>
              </table:table-cell>
              <table:table-cell office:value-type="float" office:value="7.12">
                <text:p>7.12</text:p>
                <draw:g>
                  <svg:desc>Rozruchowe.B2:Rozruchowe.B11</svg:desc>
                </draw:g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/>
              <table:table-cell office:value-type="float" office:value="10.8">
                <text:p>10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8.1">
                <text:p>18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0.4">
                <text:p>20.4</text:p>
              </table:table-cell>
              <table:table-cell office:value-type="float" office:value="19.9">
                <text:p>1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